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38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formula="of:=[.A3]-[.A2]" office:value-type="float" office:value="15" calcext:value-type="float">
            <text:p>15</text:p>
          </table:table-cell>
          <table:table-cell table:number-columns-repeated="4"/>
          <table:table-cell table:style-name="ce1" office:value-type="string" calcext:value-type="string">
            <text:p>Nombre de points théoriques total à 20ms</text:p>
          </table:table-cell>
          <table:table-cell table:style-name="ce2" table:formula="of:=5000/20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formula="of:=[.A4]-[.A3]" office:value-type="float" office:value="10" calcext:value-type="float">
            <text:p>10</text:p>
          </table:table-cell>
          <table:table-cell table:number-columns-repeated="4"/>
          <table:table-cell table:style-name="ce1" office:value-type="string" calcext:value-type="string">
            <text:p>Nombre de points réels total</text:p>
          </table:table-cell>
          <table:table-cell table:style-name="ce2" table:formula="of:=257-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table:formula="of:=[.A5]-[.A4]" office:value-type="float" office:value="21" calcext:value-type="float">
            <text:p>21</text:p>
          </table:table-cell>
          <table:table-cell table:number-columns-repeated="4"/>
          <table:table-cell table:style-name="ce1" office:value-type="string" calcext:value-type="string">
            <text:p>Période d’échantillonnage réelle (ms)</text:p>
          </table:table-cell>
          <table:table-cell table:style-name="ce2" table:formula="of:=5000/[.J4]" office:value-type="float" office:value="19.53125" calcext:value-type="float">
            <text:p>19,5312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9" calcext:value-type="float">
            <text:p>259</text:p>
          </table:table-cell>
          <table:table-cell office:value-type="float" office:value="60" calcext:value-type="float">
            <text:p>60</text:p>
          </table:table-cell>
          <table:table-cell table:formula="of:=[.A6]-[.A5]" office:value-type="float" office:value="21" calcext:value-type="float">
            <text:p>21</text:p>
          </table:table-cell>
          <table:table-cell table:number-columns-repeated="4"/>
          <table:table-cell table:style-name="ce1" office:value-type="string" calcext:value-type="string">
            <text:p>Temps de calcul (ms)</text:p>
          </table:table-cell>
          <table:table-cell table:style-name="ce2" table:formula="of:=[.J5]-20" office:value-type="float" office:value="-0.46875" calcext:value-type="float">
            <text:p>-0,4687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formula="of:=[.A7]-[.A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formula="of:=[.A8]-[.A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formula="of:=[.A9]-[.A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8" calcext:value-type="float">
            <text:p>248</text:p>
          </table:table-cell>
          <table:table-cell office:value-type="float" office:value="73" calcext:value-type="float">
            <text:p>73</text:p>
          </table:table-cell>
          <table:table-cell table:formula="of:=[.A10]-[.A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11]-[.A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12]-[.A1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13]-[.A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formula="of:=[.A14]-[.A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15]-[.A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formula="of:=[.A16]-[.A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formula="of:=[.A17]-[.A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formula="of:=[.A18]-[.A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formula="of:=[.A19]-[.A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formula="of:=[.A20]-[.A1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35" calcext:value-type="float">
            <text:p>235</text:p>
          </table:table-cell>
          <table:table-cell office:value-type="float" office:value="84" calcext:value-type="float">
            <text:p>84</text:p>
          </table:table-cell>
          <table:table-cell table:formula="of:=[.A21]-[.A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22]-[.A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formula="of:=[.A23]-[.A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formula="of:=[.A24]-[.A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25]-[.A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table:formula="of:=[.A26]-[.A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table:formula="of:=[.A27]-[.A2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28]-[.A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29]-[.A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28" calcext:value-type="float">
            <text:p>228</text:p>
          </table:table-cell>
          <table:table-cell office:value-type="float" office:value="90" calcext:value-type="float">
            <text:p>90</text:p>
          </table:table-cell>
          <table:table-cell table:formula="of:=[.A30]-[.A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formula="of:=[.A31]-[.A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table:formula="of:=[.A32]-[.A31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table:formula="of:=[.A33]-[.A3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34]-[.A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35]-[.A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formula="of:=[.A36]-[.A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formula="of:=[.A37]-[.A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38]-[.A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39]-[.A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40]-[.A3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41]-[.A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42]-[.A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formula="of:=[.A43]-[.A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formula="of:=[.A44]-[.A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formula="of:=[.A45]-[.A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46]-[.A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formula="of:=[.A47]-[.A46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4" calcext:value-type="float">
            <text:p>254</text:p>
          </table:table-cell>
          <table:table-cell office:value-type="float" office:value="84" calcext:value-type="float">
            <text:p>84</text:p>
          </table:table-cell>
          <table:table-cell table:formula="of:=[.A48]-[.A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formula="of:=[.A49]-[.A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formula="of:=[.A50]-[.A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56" calcext:value-type="float">
            <text:p>256</text:p>
          </table:table-cell>
          <table:table-cell office:value-type="float" office:value="69" calcext:value-type="float">
            <text:p>69</text:p>
          </table:table-cell>
          <table:table-cell table:formula="of:=[.A51]-[.A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52]-[.A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formula="of:=[.A53]-[.A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54]-[.A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50" calcext:value-type="float">
            <text:p>250</text:p>
          </table:table-cell>
          <table:table-cell office:value-type="float" office:value="76" calcext:value-type="float">
            <text:p>76</text:p>
          </table:table-cell>
          <table:table-cell table:formula="of:=[.A55]-[.A54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formula="of:=[.A56]-[.A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formula="of:=[.A57]-[.A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formula="of:=[.A58]-[.A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59]-[.A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60]-[.A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44" calcext:value-type="float">
            <text:p>244</text:p>
          </table:table-cell>
          <table:table-cell office:value-type="float" office:value="92" calcext:value-type="float">
            <text:p>92</text:p>
          </table:table-cell>
          <table:table-cell table:formula="of:=[.A61]-[.A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formula="of:=[.A62]-[.A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formula="of:=[.A63]-[.A62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64]-[.A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table:formula="of:=[.A65]-[.A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66]-[.A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67]-[.A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68]-[.A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formula="of:=[.A69]-[.A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table:formula="of:=[.A70]-[.A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formula="of:=[.A71]-[.A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formula="of:=[.A72]-[.A7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formula="of:=[.A73]-[.A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table:formula="of:=[.A74]-[.A7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formula="of:=[.A75]-[.A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formula="of:=[.A76]-[.A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formula="of:=[.A77]-[.A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table:formula="of:=[.A78]-[.A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79]-[.A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80]-[.A7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formula="of:=[.A81]-[.A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82]-[.A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83]-[.A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84]-[.A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formula="of:=[.A85]-[.A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formula="of:=[.A86]-[.A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formula="of:=[.A87]-[.A8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49" calcext:value-type="float">
            <text:p>249</text:p>
          </table:table-cell>
          <table:table-cell office:value-type="float" office:value="67" calcext:value-type="float">
            <text:p>67</text:p>
          </table:table-cell>
          <table:table-cell table:formula="of:=[.A88]-[.A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formula="of:=[.A89]-[.A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formula="of:=[.A90]-[.A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formula="of:=[.A91]-[.A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formula="of:=[.A92]-[.A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formula="of:=[.A93]-[.A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formula="of:=[.A94]-[.A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formula="of:=[.A95]-[.A9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96]-[.A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97]-[.A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98]-[.A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99]-[.A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formula="of:=[.A100]-[.A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101]-[.A10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42" calcext:value-type="float">
            <text:p>242</text:p>
          </table:table-cell>
          <table:table-cell office:value-type="float" office:value="90" calcext:value-type="float">
            <text:p>90</text:p>
          </table:table-cell>
          <table:table-cell table:formula="of:=[.A102]-[.A1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formula="of:=[.A103]-[.A102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table:formula="of:=[.A104]-[.A1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formula="of:=[.A105]-[.A10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106]-[.A1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formula="of:=[.A107]-[.A1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table:formula="of:=[.A108]-[.A1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formula="of:=[.A109]-[.A1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table:formula="of:=[.A110]-[.A1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05" calcext:value-type="float">
            <text:p>205</text:p>
          </table:table-cell>
          <table:table-cell office:value-type="float" office:value="90" calcext:value-type="float">
            <text:p>90</text:p>
          </table:table-cell>
          <table:table-cell table:formula="of:=[.A111]-[.A110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table:formula="of:=[.A112]-[.A1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06" calcext:value-type="float">
            <text:p>206</text:p>
          </table:table-cell>
          <table:table-cell office:value-type="float" office:value="90" calcext:value-type="float">
            <text:p>90</text:p>
          </table:table-cell>
          <table:table-cell table:formula="of:=[.A113]-[.A1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table:formula="of:=[.A114]-[.A1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formula="of:=[.A115]-[.A1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table:formula="of:=[.A116]-[.A1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formula="of:=[.A117]-[.A1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formula="of:=[.A118]-[.A1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119]-[.A1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120]-[.A11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121]-[.A1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122]-[.A1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123]-[.A1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formula="of:=[.A124]-[.A1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49" calcext:value-type="float">
            <text:p>249</text:p>
          </table:table-cell>
          <table:table-cell office:value-type="float" office:value="74" calcext:value-type="float">
            <text:p>74</text:p>
          </table:table-cell>
          <table:table-cell table:formula="of:=[.A125]-[.A1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table:formula="of:=[.A126]-[.A1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127]-[.A1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128]-[.A12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formula="of:=[.A129]-[.A128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formula="of:=[.A130]-[.A1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formula="of:=[.A131]-[.A130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formula="of:=[.A132]-[.A1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formula="of:=[.A133]-[.A1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formula="of:=[.A134]-[.A13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formula="of:=[.A135]-[.A1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formula="of:=[.A136]-[.A1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formula="of:=[.A137]-[.A1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formula="of:=[.A138]-[.A1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139]-[.A1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formula="of:=[.A140]-[.A139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141]-[.A1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142]-[.A1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143]-[.A1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144]-[.A1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formula="of:=[.A145]-[.A1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146]-[.A1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formula="of:=[.A147]-[.A1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formula="of:=[.A148]-[.A14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  <table:table-cell table:formula="of:=[.A149]-[.A1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202" calcext:value-type="float">
            <text:p>202</text:p>
          </table:table-cell>
          <table:table-cell office:value-type="float" office:value="84" calcext:value-type="float">
            <text:p>84</text:p>
          </table:table-cell>
          <table:table-cell table:formula="of:=[.A150]-[.A1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03" calcext:value-type="float">
            <text:p>203</text:p>
          </table:table-cell>
          <table:table-cell office:value-type="float" office:value="82" calcext:value-type="float">
            <text:p>82</text:p>
          </table:table-cell>
          <table:table-cell table:formula="of:=[.A151]-[.A1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formula="of:=[.A152]-[.A1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formula="of:=[.A153]-[.A1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table:formula="of:=[.A154]-[.A1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table:formula="of:=[.A155]-[.A1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table:formula="of:=[.A156]-[.A15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formula="of:=[.A157]-[.A1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formula="of:=[.A158]-[.A1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159]-[.A1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formula="of:=[.A160]-[.A1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161]-[.A1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formula="of:=[.A162]-[.A1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163]-[.A1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164]-[.A16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165]-[.A1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table:formula="of:=[.A166]-[.A1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formula="of:=[.A167]-[.A1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formula="of:=[.A168]-[.A1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57" calcext:value-type="float">
            <text:p>257</text:p>
          </table:table-cell>
          <table:table-cell office:value-type="float" office:value="73" calcext:value-type="float">
            <text:p>73</text:p>
          </table:table-cell>
          <table:table-cell table:formula="of:=[.A169]-[.A1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formula="of:=[.A170]-[.A1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formula="of:=[.A171]-[.A1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formula="of:=[.A172]-[.A171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258" calcext:value-type="float">
            <text:p>258</text:p>
          </table:table-cell>
          <table:table-cell office:value-type="float" office:value="92" calcext:value-type="float">
            <text:p>92</text:p>
          </table:table-cell>
          <table:table-cell table:formula="of:=[.A173]-[.A1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table:formula="of:=[.A174]-[.A17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258" calcext:value-type="float">
            <text:p>258</text:p>
          </table:table-cell>
          <table:table-cell office:value-type="float" office:value="90" calcext:value-type="float">
            <text:p>90</text:p>
          </table:table-cell>
          <table:table-cell table:formula="of:=[.A175]-[.A1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formula="of:=[.A176]-[.A1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formula="of:=[.A177]-[.A1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256" calcext:value-type="float">
            <text:p>256</text:p>
          </table:table-cell>
          <table:table-cell office:value-type="float" office:value="92" calcext:value-type="float">
            <text:p>92</text:p>
          </table:table-cell>
          <table:table-cell table:formula="of:=[.A178]-[.A1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253" calcext:value-type="float">
            <text:p>253</text:p>
          </table:table-cell>
          <table:table-cell office:value-type="float" office:value="73" calcext:value-type="float">
            <text:p>73</text:p>
          </table:table-cell>
          <table:table-cell table:formula="of:=[.A179]-[.A1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2" calcext:value-type="float">
            <text:p>242</text:p>
          </table:table-cell>
          <table:table-cell office:value-type="float" office:value="84" calcext:value-type="float">
            <text:p>84</text:p>
          </table:table-cell>
          <table:table-cell table:formula="of:=[.A180]-[.A179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formula="of:=[.A181]-[.A1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182]-[.A1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183]-[.A1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formula="of:=[.A184]-[.A1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185]-[.A1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19" calcext:value-type="float">
            <text:p>219</text:p>
          </table:table-cell>
          <table:table-cell office:value-type="float" office:value="88" calcext:value-type="float">
            <text:p>88</text:p>
          </table:table-cell>
          <table:table-cell table:formula="of:=[.A186]-[.A1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table:formula="of:=[.A187]-[.A18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207" calcext:value-type="float">
            <text:p>207</text:p>
          </table:table-cell>
          <table:table-cell office:value-type="float" office:value="90" calcext:value-type="float">
            <text:p>90</text:p>
          </table:table-cell>
          <table:table-cell table:formula="of:=[.A188]-[.A1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207" calcext:value-type="float">
            <text:p>207</text:p>
          </table:table-cell>
          <table:table-cell office:value-type="float" office:value="90" calcext:value-type="float">
            <text:p>90</text:p>
          </table:table-cell>
          <table:table-cell table:formula="of:=[.A189]-[.A18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207" calcext:value-type="float">
            <text:p>207</text:p>
          </table:table-cell>
          <table:table-cell office:value-type="float" office:value="75" calcext:value-type="float">
            <text:p>75</text:p>
          </table:table-cell>
          <table:table-cell table:formula="of:=[.A190]-[.A1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06" calcext:value-type="float">
            <text:p>206</text:p>
          </table:table-cell>
          <table:table-cell office:value-type="float" office:value="90" calcext:value-type="float">
            <text:p>90</text:p>
          </table:table-cell>
          <table:table-cell table:formula="of:=[.A191]-[.A1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207" calcext:value-type="float">
            <text:p>207</text:p>
          </table:table-cell>
          <table:table-cell office:value-type="float" office:value="75" calcext:value-type="float">
            <text:p>75</text:p>
          </table:table-cell>
          <table:table-cell table:formula="of:=[.A192]-[.A1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formula="of:=[.A193]-[.A1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formula="of:=[.A194]-[.A1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214" calcext:value-type="float">
            <text:p>214</text:p>
          </table:table-cell>
          <table:table-cell office:value-type="float" office:value="90" calcext:value-type="float">
            <text:p>90</text:p>
          </table:table-cell>
          <table:table-cell table:formula="of:=[.A195]-[.A1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214" calcext:value-type="float">
            <text:p>214</text:p>
          </table:table-cell>
          <table:table-cell office:value-type="float" office:value="90" calcext:value-type="float">
            <text:p>90</text:p>
          </table:table-cell>
          <table:table-cell table:formula="of:=[.A196]-[.A19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formula="of:=[.A197]-[.A1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formula="of:=[.A198]-[.A1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formula="of:=[.A199]-[.A1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200]-[.A1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formula="of:=[.A201]-[.A20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202]-[.A2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formula="of:=[.A203]-[.A2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formula="of:=[.A204]-[.A2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formula="of:=[.A205]-[.A20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206]-[.A2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259" calcext:value-type="float">
            <text:p>259</text:p>
          </table:table-cell>
          <table:table-cell office:value-type="float" office:value="74" calcext:value-type="float">
            <text:p>74</text:p>
          </table:table-cell>
          <table:table-cell table:formula="of:=[.A207]-[.A2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208]-[.A2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209]-[.A2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formula="of:=[.A210]-[.A2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table:formula="of:=[.A211]-[.A2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formula="of:=[.A212]-[.A2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formula="of:=[.A213]-[.A21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formula="of:=[.A214]-[.A2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formula="of:=[.A215]-[.A2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formula="of:=[.A216]-[.A2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217]-[.A2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formula="of:=[.A218]-[.A2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formula="of:=[.A219]-[.A2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242" calcext:value-type="float">
            <text:p>242</text:p>
          </table:table-cell>
          <table:table-cell office:value-type="float" office:value="90" calcext:value-type="float">
            <text:p>90</text:p>
          </table:table-cell>
          <table:table-cell table:formula="of:=[.A220]-[.A2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242" calcext:value-type="float">
            <text:p>242</text:p>
          </table:table-cell>
          <table:table-cell office:value-type="float" office:value="90" calcext:value-type="float">
            <text:p>90</text:p>
          </table:table-cell>
          <table:table-cell table:formula="of:=[.A221]-[.A22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formula="of:=[.A222]-[.A2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table:formula="of:=[.A223]-[.A222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224]-[.A2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225]-[.A2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226]-[.A22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222" calcext:value-type="float">
            <text:p>222</text:p>
          </table:table-cell>
          <table:table-cell office:value-type="float" office:value="81" calcext:value-type="float">
            <text:p>81</text:p>
          </table:table-cell>
          <table:table-cell table:formula="of:=[.A227]-[.A2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formula="of:=[.A228]-[.A2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formula="of:=[.A229]-[.A2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formula="of:=[.A230]-[.A2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table:formula="of:=[.A231]-[.A2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table:formula="of:=[.A232]-[.A231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formula="of:=[.A233]-[.A2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formula="of:=[.A234]-[.A2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216" calcext:value-type="float">
            <text:p>216</text:p>
          </table:table-cell>
          <table:table-cell office:value-type="float" office:value="88" calcext:value-type="float">
            <text:p>88</text:p>
          </table:table-cell>
          <table:table-cell table:formula="of:=[.A235]-[.A2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220" calcext:value-type="float">
            <text:p>220</text:p>
          </table:table-cell>
          <table:table-cell office:value-type="float" office:value="67" calcext:value-type="float">
            <text:p>67</text:p>
          </table:table-cell>
          <table:table-cell table:formula="of:=[.A236]-[.A2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237]-[.A2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formula="of:=[.A238]-[.A2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A239]-[.A2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A240]-[.A23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formula="of:=[.A241]-[.A2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A242]-[.A2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248" calcext:value-type="float">
            <text:p>248</text:p>
          </table:table-cell>
          <table:table-cell office:value-type="float" office:value="73" calcext:value-type="float">
            <text:p>73</text:p>
          </table:table-cell>
          <table:table-cell table:formula="of:=[.A243]-[.A2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formula="of:=[.A244]-[.A2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formula="of:=[.A245]-[.A2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formula="of:=[.A246]-[.A2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247]-[.A2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248]-[.A24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formula="of:=[.A249]-[.A2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250]-[.A2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formula="of:=[.A251]-[.A2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formula="of:=[.A252]-[.A2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formula="of:=[.A253]-[.A2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254]-[.A2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formula="of:=[.A255]-[.A254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formula="of:=[.A256]-[.A2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formula="of:=[.A257]-[.A256]" office:value-type="float" office:value="21" calcext:value-type="float">
            <text:p>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4:52:36.3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4:52:57.688000000</dc:date>
    <meta:editing-duration>PT21M22S</meta:editing-duration>
    <meta:editing-cycles>12</meta:editing-cycles>
    <meta:generator>LibreOffice/7.2.5.2$Windows_X86_64 LibreOffice_project/499f9727c189e6ef3471021d6132d4c694f357e5</meta:generator>
    <meta:document-statistic meta:table-count="1" meta:cell-count="1052" meta:object-count="0"/>
  </office:meta>
</office:document-meta>
</file>